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ytuł: I’m a Zeppelin</text:p>
      <text:p text:style-name="P1">Autor: Living Robot</text:p>
      <text:p text:style-name="P1">Link: <text:a xlink:type="simple" xlink:href="http://www.fimfiction.net/story/353541/im-a-zeppelin" text:style-name="Internet_20_link" text:visited-style-name="Visited_20_Internet_20_Link"><text:span text:style-name="T1">http://www.fimfiction.net/story/353541/im-a-zeppelin</text:span></text:a></text:p>
      <text:p text:style-name="P1"/>
      <text:p text:style-name="P1">Napisany przez Living Robot I’m a Zeppelin jest bardzo krótkim (liczy zaledwie nieco ponad 1200 słów), komediowym fanfikiem i co zrozumiałe przy tak małej objętości, opiera się na jednym pomyśle i jednym wątku fabularnym. Wątkiem tym jest infiltracja Ponyville przez szpiega Podmieńców i jego próby uniknięcia zdemaskowania.</text:p>
      <text:p text:style-name="P1">Naszego bohatera, <text:s/>Drona Numer 319, <text:s/>zastajemy w trakcie święta cydru w dosyć dziwnych okolicznościach. Otóż unosi się on w powietrzu, przywiązany do wielkiego, czerwonego balonu i, co ciekawe, nie potrafi zmienić swojej formy. W opowiadaniu nie zostaje wyjaśnione, co jest przyczyną kłopotów podmieńca z zamaskowaniem swojej postaci, ale osobiście podejrzewam wpływ dużych ilości cydru. </text:p>
      <text:p text:style-name="P1">Oczywiście nie trzeba długo czekać, aż unieruchomiony podmieniec zostaje zauważony przez któregoś z mieszkańców Ponyville, jednak na jego szczęście, kucem, z którym ma do czynienia, jest niesłynąca z lotnego umysłu Fluttershy. </text:p>
      <text:p text:style-name="P1">Dron 319, mając ledwie chwilę na wymyślenie sobie linii obrony, wpadł na pomysł, którego nietrudno się domyślić, łącząc sytuację bohatera z tytułem opowiadania: „Jestem zeppelinem” – i wszystko jasne. Pozostaje tylko jeden problem: w jaki sposób wmówić żółtej klaczy, że faktycznie jest się małą, wypełnioną helem maszyną latającą, która się zgubiła i szuka mamusi i tatusia. </text:p>
      <text:p text:style-name="P1">Dalsza część opowiadania to po prostu długa i moim zdaniem bardzo zabawna rozmowa mająca na celu przekonanie Fluttershy, że właśnie odkryła nowy gatunek fauny. Sytuacja się komplikuje, kiedy do rozmowy dołącza nieco bystrzejsza i mniej naiwna Rainbow Dash, lecz wtedy nasz podmieniec zyskuje nieoczekiwanego sojusznika.</text:p>
      <text:p text:style-name="P1">Fabuła fanfika toczy się dalej w sposób przewidywalny i zmierza do oczywistego zakończenia. Po drodze jednak otrzymujemy sporą dawkę humoru i popis zdolności intrygancko-manipulacyjnych zmiennokształtnej rasy. </text:p>
      <text:p text:style-name="P1">Fanfik jest przykładem pomysłu prostego, ale bardzo dobrze wykonanego. Dialogi są błyskotliwe, a sposób, w jaki dwie klacze zostały przekonane do mało wiarygodnej linii obrony podmieńca, mimo wszystko dość nieoczekiwany. Opowiadanie ma wartki rytm, czytelnik nie znajdzie w nim zbędnych dłużyzn i mimo że całość jest tak naprawdę opisem jednej sceny, tekst trzyma w napięciu. Przedstawienie obydwu klaczy jest zaskakująco bliskie serialowemu kanonowi. Fluttershy jest odpowiednio podatna na wpływ innych, zaś Rainbow okazuje się tą, która działa szybciej niż myśli. </text:p>
      <text:p text:style-name="P1">Podsumowując, opowiadanie nie dość, że jest małą, zabawną perełką, której warto poświęcić dziesięć minut, jakie jest potrzebne na jej przeczytanie, to jeszcze niesie jakże prawdziwy przekaz: kuce są głupie.</text:p>
      <text:p text:style-name="P1"/>
      <text:p text:style-name="P1">Obrazek: <text:a xlink:type="simple" xlink:href="http://puu.sh/t7WpS/b2bb58e36e.jpg" text:style-name="Internet_20_link" text:visited-style-name="Visited_20_Internet_20_Link"><text:span text:style-name="T1">http://puu.sh/t7WpS/b2bb58e36e.jpg</text:span></text:a></text:p>
      <text:p text:style-name="P1">Źródło: <text:a xlink:type="simple" xlink:href="http://cannibalus.deviantart.com/art/Changeling-artist-475614880" text:style-name="Internet_20_link" text:visited-style-name="Visited_20_Internet_20_Link"><text:span text:style-name="T1">http://cannibalus.deviantart.com/art/Changeling-artist-475614880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17-02-03T18:27:09.653000000</dc:date>
    <meta:editing-duration>P2DT20H40M7S</meta:editing-duration>
    <meta:editing-cycles>1</meta:editing-cycles>
    <meta:document-statistic meta:table-count="0" meta:image-count="0" meta:object-count="0" meta:page-count="1" meta:paragraph-count="13" meta:word-count="380" meta:character-count="2829" meta:non-whitespace-character-count="2454"/>
  </office:meta>
</office:document-meta>
</file>